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fill-color="#3deb3d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fo:min-height="10.75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outline1">
      <style:graphic-properties fo:min-height="10.75cm"/>
    </style:style>
    <style:style style:name="pr5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What is Perl?</text:span></text:p>
          </draw:text-box>
        </draw:frame>
        <draw:frame presentation:style-name="pr2" draw:text-style-name="P2" draw:layer="layout" svg:width="23cm" svg:height="10.75cm" svg:x="2.5cm" svg:y="5.82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History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Created in 1987 by Larry Wall, since Awk wouldn't do what he wanted</text:span></text:p>
              </text:list-item>
              <text:list-item>
                <text:p><text:span text:style-name="T3">Rapid development until Perl4 in 1991 and first release of The Camel</text:span></text:p>
              </text:list-item>
              <text:list-item>
                <text:p><text:span text:style-name="T3">Larry started work on Perl5 in 1993, with first release in 1994</text:span></text:p>
              </text:list-item>
              <text:list-item>
                <text:p><text:span text:style-name="T3">Perl5 has been active version ever si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History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In 1995 the CPAN was created</text:span></text:p>
              </text:list-item>
              <text:list-item>
                <text:p><text:span text:style-name="T3">Jan 2011 – over 19,000 modules by over 8,000 authors</text:span></text:p>
              </text:list-item>
              <text:list-item>
                <text:p><text:span text:style-name="T3">Perl6 has been in development since 2000, but has stalled to a degree</text:span></text:p>
              </text:list-item>
              <text:list-item>
                <text:p><text:span text:style-name="T3">Perl5 now has yearly update, 5.12 released in 2010, 5.14 scheduled for this ye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What does it mean?</text:span></text:p>
          </draw:text-box>
        </draw:frame>
        <draw:frame presentation:style-name="pr4" draw:text-style-name="P5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3">Backronym</text:span></text:p>
                <text:list>
                  <text:list-item>
                    <text:p><text:span text:style-name="T3">Practical Extraction and Report Language</text:span></text:p>
                  </text:list-item>
                </text:list>
              </text:list-item>
              <text:list-item>
                <text:p><text:span text:style-name="T3">Others have been suggested, including Larry's own</text:span></text:p>
                <text:list>
                  <text:list-item>
                    <text:p><text:span text:style-name="T3">Pathologically Eclectic Rubbish Li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anguage</text:span></text:p>
          </draw:text-box>
        </draw:frame>
        <draw:frame presentation:style-name="pr4" draw:text-style-name="P5" draw:layer="layout" svg:width="23cm" svg:height="10.75cm" svg:x="2.5cm" svg:y="5.769cm" presentation:class="outline" presentation:user-transformed="true">
          <draw:text-box>
            <text:list text:style-name="L2">
              <text:list-item>
                <text:p><text:span text:style-name="T3">Perl is an Interpreted language</text:span></text:p>
                <text:list>
                  <text:list-item>
                    <text:p><text:span text:style-name="T3">It needs to run through an interpreter to be <text:s/>compiled before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3T2">
        <draw:custom-shape draw:style-name="gr2" draw:text-style-name="P6" draw:layer="layout" svg:width="6.229cm" svg:height="2.386cm" svg:x="1.771cm" svg:y="7.614cm">
          <text:p text:style-name="P6">C cod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229cm" svg:height="2.386cm" svg:x="10.771cm" svg:y="7.614cm">
          <text:p text:style-name="P6">Compil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229cm" svg:height="2.386cm" svg:x="20cm" svg:y="7.614cm">
          <text:p text:style-name="P6">Executable Binary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cm" svg:y1="9cm" svg:x2="11cm" svg:y2="9cm">
          <text:p/>
        </draw:line>
        <draw:line draw:style-name="gr5" draw:text-style-name="P6" draw:layer="layout" svg:x1="17cm" svg:y1="9cm" svg:x2="20cm" svg:y2="9cm">
          <text:p/>
        </draw:line>
        <draw:custom-shape draw:style-name="gr6" draw:text-style-name="P6" draw:layer="layout" svg:width="4.5cm" svg:height="4.5cm" svg:x="2.5cm" svg:y="11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6" draw:layer="layout" svg:width="6.229cm" svg:height="2.386cm" svg:x="10.5cm" svg:y="12.5cm">
          <text:p text:style-name="P6">Executable Binary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7.5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5cm" svg:height="4cm" svg:x="20cm" svg:y="12cm">
          <text:p text:style-name="P6">Output</text:p>
          <draw:enhanced-geometry svg:viewBox="0 0 88 21600" draw:glue-points="44 ?f6 44 0 0 10800 44 21600 88 10800" draw:text-areas="0 ?f6 88 ?f3" draw:type="can" draw:modifiers="7801.049737565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2.5cm" svg:height="1.5cm" svg:x="17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4" draw:layer="layout" svg:width="24cm" svg:height="3.507cm" svg:x="2cm" svg:y="1.638cm" presentation:class="title" presentation:user-transformed="true">
          <draw:text-box>
            <text:p><text:span text:style-name="T2">C 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3T2">
        <draw:line draw:style-name="gr5" draw:text-style-name="P6" draw:layer="layout" svg:x1="16.5cm" svg:y1="8.5cm" svg:x2="19.5cm" svg:y2="8.5cm">
          <text:p/>
        </draw:line>
        <draw:custom-shape draw:style-name="gr9" draw:text-style-name="P7" draw:layer="layout" svg:width="6.229cm" svg:height="2.386cm" svg:x="10.271cm" svg:y="7.114cm">
          <text:p text:style-name="P7">Executable Perl Program</text:p>
          <draw:enhanced-geometry svg:viewBox="0 0 21600 21600" draw:type="rectangle" draw:enhanced-path="M 0 0 L 21600 0 21600 21600 0 21600 0 0 Z N"/>
        </draw:custom-shape>
        <draw:custom-shape draw:style-name="gr3" draw:text-style-name="P7" draw:id="id1" draw:layer="layout" svg:width="6.229cm" svg:height="5.386cm" svg:x="19.5cm" svg:y="7.114cm">
          <text:p text:style-name="P7">Interpreter</text:p>
          <draw:enhanced-geometry svg:viewBox="0 0 21600 21600" draw:type="rectangle" draw:enhanced-path="M 0 0 L 21600 0 21600 21600 0 21600 0 0 Z N"/>
        </draw:custom-shape>
        <draw:custom-shape draw:style-name="gr3" draw:text-style-name="P7" draw:id="id2" draw:layer="layout" svg:width="6.229cm" svg:height="2.386cm" svg:x="19.5cm" svg:y="14.614cm">
          <text:p text:style-name="P7">Compil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5cm" svg:height="4.5cm" svg:x="2.5cm" svg:y="6cm">
          <text:p text:style-name="P7"/>
          <text:p text:style-name="P7"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6" draw:layer="layout" svg:width="2.5cm" svg:height="1.5cm" svg:x="7.5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5cm" svg:height="4cm" svg:x="3cm" svg:y="14cm">
          <text:p text:style-name="P7">Output</text:p>
          <draw:enhanced-geometry svg:viewBox="0 0 88 21600" draw:glue-points="44 ?f6 44 0 0 10800 44 21600 88 10800" draw:text-areas="0 ?f6 88 ?f3" draw:type="can" draw:modifiers="6262.434391402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text-style-name="P4" draw:layer="layout" svg:width="24cm" svg:height="3.507cm" svg:x="2cm" svg:y="1.638cm" presentation:class="title" presentation:user-transformed="true">
          <draw:text-box>
            <text:p><text:span text:style-name="T2">Perl Program</text:span></text:p>
          </draw:text-box>
        </draw:frame>
        <draw:custom-shape draw:style-name="gr3" draw:text-style-name="P7" draw:id="id3" draw:layer="layout" svg:width="6.229cm" svg:height="2.386cm" svg:x="10.771cm" svg:y="14.614cm">
          <text:p text:style-name="P7">Run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22.614cm" svg:y1="12.5cm" svg:x2="22.614cm" svg:y2="14.614cm" draw:start-shape="id1" draw:start-glue-point="2" draw:end-shape="id2" draw:end-glue-point="0" svg:d="m22614 12500v2114">
          <text:p/>
        </draw:connector>
        <draw:connector draw:style-name="gr11" draw:text-style-name="P6" draw:layer="layout" svg:x1="19.5cm" svg:y1="15.807cm" svg:x2="17cm" svg:y2="15.807cm" draw:start-shape="id2" draw:start-glue-point="3" draw:end-shape="id3" draw:end-glue-point="1" svg:d="m19500 15807h-2500">
          <text:p/>
        </draw:connector>
        <draw:custom-shape draw:style-name="gr7" draw:text-style-name="P6" draw:layer="layout" svg:width="2cm" svg:height="1.5cm" svg:x="8.5cm" svg:y="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anguage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 is a Dynamic language</text:span></text:p>
                <text:list>
                  <text:list-item>
                    <text:p><text:span text:style-name="T3">Easy to change</text:span></text:p>
                  </text:list-item>
                  <text:list-item>
                    <text:p><text:span text:style-name="T3">Run code during compilation</text:span></text:p>
                  </text:list-item>
                  <text:list-item>
                    <text:p><text:span text:style-name="T3">Embed other languages within it</text:span></text:p>
                  </text:list-item>
                  <text:list-item>
                    <text:p><text:span text:style-name="T3">Can be embedded into other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anguage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 is a Procedural language</text:span></text:p>
                <text:list>
                  <text:list-item>
                    <text:p><text:span text:style-name="T3">Series of statements top to bottom - fast</text:span></text:p>
                  </text:list-item>
                </text:list>
              </text:list-item>
              <text:list-item>
                <text:p><text:span text:style-name="T3">Perl is Dynamically typed</text:span></text:p>
                <text:list>
                  <text:list-item>
                    <text:p><text:span text:style-name="T3">Variables checked at runtime, not compile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anguage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 supports multiple programming paradigms</text:span></text:p>
                <text:list>
                  <text:list-item>
                    <text:p><text:span text:style-name="T3">Object Oriented and Functional styles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Slogans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There is more than one way to do it</text:span></text:p>
                <text:list>
                  <text:list-item>
                    <text:p><text:span text:style-name="T4">TIMTOWTDI (TimToady)</text:span></text:p>
                  </text:list-item>
                </text:list>
              </text:list-item>
              <text:list-item>
                <text:p><text:span text:style-name="T4">Easy things should be easy, and hard things should be possi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Applications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Sysadmin support, GUI's, Web Apps, BioInformatics</text:span></text:p>
              </text:list-item>
              <text:list-item>
                <text:p><text:span text:style-name="T4">Plethora of reusable code on the CPAN to help with all of these</text:span></text:p>
                <text:list>
                  <text:list-item>
                    <text:p><text:span text:style-name="T4">CGI for websites (as well as frameworks)</text:span></text:p>
                  </text:list-item>
                  <text:list-item>
                    <text:p><text:span text:style-name="T4">BioPerl (a multitude of Too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4" draw:layer="layout" svg:width="24cm" svg:height="3.507cm" svg:x="2cm" svg:y="1.637cm" presentation:class="title">
          <draw:text-box>
            <text:p><text:span text:style-name="T2">Licensing</text:span></text:p>
          </draw:text-box>
        </draw:frame>
        <draw:frame presentation:style-name="pr4" draw:text-style-name="P5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Open Source</text:span></text:p>
              </text:list-item>
              <text:list-item>
                <text:p><text:span text:style-name="T4">Free</text:span></text:p>
              </text:list-item>
              <text:list-item>
                <text:p><text:span text:style-name="T4">Encouraged to release useful code as Open Source (but not require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3-24T11:46:00</meta:creation-date>
    <meta:editing-duration>PT02H40M34S</meta:editing-duration>
    <meta:editing-cycles>6</meta:editing-cycles>
    <dc:date>2011-03-24T14:26:20</dc:date>
    <dc:creator>Andy Brown</dc:creator>
    <meta:generator>OpenOffice.org/3.2$Unix OpenOffice.org_project/320m12$Build-9483</meta:generator>
    <meta:document-statistic meta:object-count="103"/>
  </office:meta>
</office:document-meta>
</file>